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24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6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5.535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1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49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52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3.292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3.725cm" svg:y="10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10.144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11.0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1.52cm" svg:x2="15.549cm" svg:y2="11.495cm">
          <text:p/>
        </draw:line>
        <draw:custom-shape draw:style-name="gr4" draw:text-style-name="P2" draw:layer="layout" svg:width="1.016cm" svg:height="1.016cm" svg:x="3.337cm" svg:y="12.43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4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5" draw:text-style-name="P4" draw:layer="layout" svg:width="8.647cm" svg:height="0.721cm" svg:x="2.091cm" svg:y="1.1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4" draw:text-style-name="P1" draw:layer="layout" svg:width="0.645cm" svg:height="0.898cm" svg:x="8.8cm" svg:y="25.607cm" svg:viewBox="0 0 646 899" svg:d="M0 0c493 1846 646 277 646 277">
          <text:p/>
        </draw:path>
        <draw:path draw:style-name="gr14" draw:text-style-name="P1" draw:layer="layout" svg:width="2.184cm" svg:height="0.739cm" svg:x="9.323cm" svg:y="24.776cm" svg:viewBox="0 0 2185 740" svg:d="M0 739c1939 31 2185-739 2185-739">
          <text:p/>
        </draw:path>
        <draw:path draw:style-name="gr26" draw:text-style-name="P1" draw:layer="layout" svg:width="7.107cm" svg:height="0.48cm" svg:x="4.062cm" svg:y="21.126cm" svg:viewBox="0 0 7108 481" svg:d="M0 481c3415-984 7108-154 7108-154">
          <text:p/>
        </draw:path>
        <draw:path draw:style-name="gr26" draw:text-style-name="P1" draw:layer="layout" svg:width="7.229cm" svg:height="2.214cm" svg:x="4.093cm" svg:y="21.669cm" svg:viewBox="0 0 7230 2215" svg:d="M0 0c4615 184 7230 2215 7230 2215">
          <text:p/>
        </draw:path>
        <draw:path draw:style-name="gr27" draw:text-style-name="P1" draw:layer="layout" svg:width="7.076cm" svg:height="0.378cm" svg:x="4.093cm" svg:y="23.844cm" svg:viewBox="0 0 7077 379" svg:d="M0 348c3477-800 7077 31 7077 31">
          <text:p/>
        </draw:path>
        <draw:path draw:style-name="gr27" draw:text-style-name="P1" draw:layer="layout" svg:width="7.138cm" svg:height="2.307cm" svg:x="4.031cm" svg:y="21.853cm" svg:viewBox="0 0 7139 2308" svg:d="M0 2308c4431-2215 7139-2308 7139-2308">
          <text:p/>
        </draw:path>
        <draw:path draw:style-name="gr14" draw:text-style-name="P1" draw:layer="layout" svg:width="2.276cm" svg:height="3.229cm" svg:x="9.046cm" svg:y="22.1cm" svg:viewBox="0 0 2277 3230" svg:d="M0 3230c954-2430 2277-3230 2277-3230">
          <text:p/>
        </draw:path>
        <draw:path draw:style-name="gr14" draw:text-style-name="P1" draw:layer="layout" svg:width="0.708cm" svg:height="0.947cm" svg:x="11.354cm" svg:y="20.567cm" svg:viewBox="0 0 709 948" svg:d="M0 948c769-2000 708-215 708-215">
          <text:p/>
        </draw:path>
        <draw:path draw:style-name="gr14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4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29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4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0" draw:text-style-name="P5" draw:layer="layout" svg:width="15.623cm" svg:height="1.241cm" svg:x="2.433cm" svg:y="2.056cm">
          <draw:text-box>
            <text:p text:style-name="P5"><text:span text:style-name="T1">Start with an inverter attached to an adder, where the inverted output goes into one input,</text:span></text:p>
            <text:p text:style-name="P5"><text:span text:style-name="T1">and a single spike goes into the other.</text:span></text:p>
          </draw:text-box>
        </draw:frame>
        <draw:frame draw:style-name="gr31" draw:text-style-name="P5" draw:layer="layout" svg:width="15.508cm" svg:height="0.771cm" svg:x="1.449cm" svg:y="11.318cm">
          <draw:text-box>
            <text:p text:style-name="P5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5" draw:layer="layout" svg:width="7.74cm" svg:height="0.771cm" svg:x="2.249cm" svg:y="19.195cm">
          <draw:text-box>
            <text:p text:style-name="P5"><text:span text:style-name="T1">Optimize further by getting rid of A and B</text:span></text:p>
          </draw:text-box>
        </draw:frame>
        <draw:frame draw:style-name="gr34" draw:text-style-name="P5" draw:layer="layout" svg:width="5.276cm" svg:height="0.771cm" svg:x="14.296cm" svg:y="21.289cm">
          <draw:text-box>
            <text:p text:style-name="P5"><text:span text:style-name="T1">O starts firing at timestep 2.</text:span></text:p>
          </draw:text-box>
        </draw:frame>
      </draw:page>
      <draw:page draw:name="page11" draw:style-name="dp1" draw:master-page-name="Default">
        <draw:frame draw:style-name="gr25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6" draw:text-style-name="P1" draw:layer="layout" svg:width="7.107cm" svg:height="0.48cm" svg:x="4.063cm" svg:y="12.049cm" svg:viewBox="0 0 7108 481" svg:d="M0 481c3415-984 7108-154 7108-154">
          <text:p/>
        </draw:path>
        <draw:path draw:style-name="gr26" draw:text-style-name="P1" draw:layer="layout" svg:width="7.229cm" svg:height="2.214cm" svg:x="4.094cm" svg:y="12.592cm" svg:viewBox="0 0 7230 2215" svg:d="M0 0c4615 184 7230 2215 7230 2215">
          <text:p/>
        </draw:path>
        <draw:path draw:style-name="gr27" draw:text-style-name="P1" draw:layer="layout" svg:width="7.076cm" svg:height="0.378cm" svg:x="4.094cm" svg:y="14.767cm" svg:viewBox="0 0 7077 379" svg:d="M0 348c3477-800 7077 31 7077 31">
          <text:p/>
        </draw:path>
        <draw:path draw:style-name="gr27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5" draw:text-style-name="P5" draw:layer="layout" svg:width="16.046cm" svg:height="1.241cm" svg:x="2.434cm" svg:y="2.179cm">
          <draw:text-box>
            <text:p text:style-name="P5"><text:span text:style-name="T1">The approach here is to do calculations for both positive and negative, and then do an AND</text:span></text:p>
            <text:p text:style-name="P5"><text:span text:style-name="T1">selection at the end, based on the last bit..</text:span></text:p>
          </draw:text-box>
        </draw:frame>
        <draw:frame draw:style-name="gr36" draw:text-style-name="P5" draw:layer="layout" svg:width="2.991cm" svg:height="1.241cm" svg:x="13.722cm" svg:y="12.048cm">
          <draw:text-box>
            <text:p text:style-name="P5"><text:span text:style-name="T1">O starts firing</text:span></text:p>
            <text:p text:style-name="P5"><text:span text:style-name="T1"><text:s/></text:span><text:span text:style-name="T1">at timestep 2.</text:span></text:p>
          </draw:text-box>
        </draw:frame>
        <draw:frame draw:style-name="gr37" draw:text-style-name="P6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38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39" draw:text-style-name="P5" draw:layer="layout" svg:width="6.085cm" svg:height="2.181cm" svg:x="11.37cm" svg:y="23.574cm">
          <draw:text-box>
            <text:p text:style-name="P5"><text:span text:style-name="T1">When A is negative, </text:span></text:p>
            <text:p text:style-name="P5"><text:span text:style-name="T1">then O- spikes A/2^k </text:span></text:p>
            <text:p text:style-name="P5"><text:span text:style-name="T1">starting at timestep</text:span></text:p>
            <text:p text:style-name="P5"><text:span text:style-name="T1">5+k.</text:span></text:p>
          </draw:text-box>
        </draw:frame>
        <draw:frame draw:style-name="gr40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1" draw:layer="layout" svg:width="7.813cm" svg:height="6.363cm" svg:x="3.822cm" svg:y="15.163cm" svg:viewBox="0 0 7814 6364" svg:d="M105 0c-1163 1128 7709 6364 7709 6364">
          <text:p/>
        </draw:path>
        <draw:path draw:style-name="gr41" draw:text-style-name="P1" draw:layer="layout" svg:width="4.215cm" svg:height="6.435cm" svg:x="3.748cm" svg:y="14.873cm" svg:viewBox="0 0 4216 6436" svg:d="M143 0c-1055 2581 4073 6436 4073 6436">
          <text:p/>
        </draw:path>
        <draw:frame draw:style-name="gr42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7" draw:text-style-name="P6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7" draw:text-style-name="P6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7" draw:text-style-name="P6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24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4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7" draw:text-style-name="P6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2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2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2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2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25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6" draw:text-style-name="P1" draw:layer="layout" svg:width="7.107cm" svg:height="0.48cm" svg:x="5.962cm" svg:y="7.126cm" svg:viewBox="0 0 7108 481" svg:d="M0 481c3415-984 7108-154 7108-154">
          <text:p/>
        </draw:path>
        <draw:path draw:style-name="gr26" draw:text-style-name="P1" draw:layer="layout" svg:width="7.229cm" svg:height="2.214cm" svg:x="5.993cm" svg:y="7.669cm" svg:viewBox="0 0 7230 2215" svg:d="M0 0c4615 184 7230 2215 7230 2215">
          <text:p/>
        </draw:path>
        <draw:path draw:style-name="gr27" draw:text-style-name="P1" draw:layer="layout" svg:width="7.076cm" svg:height="0.378cm" svg:x="5.993cm" svg:y="9.844cm" svg:viewBox="0 0 7077 379" svg:d="M0 348c3477-800 7077 31 7077 31">
          <text:p/>
        </draw:path>
        <draw:path draw:style-name="gr27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0" draw:text-style-name="P7" draw:layer="layout" svg:width="15.623cm" svg:height="1.241cm" svg:x="2.433cm" svg:y="2.056cm">
          <draw:text-box>
            <text:p text:style-name="P5"><text:span text:style-name="T1">Again, we can compose the two's complement network with the adder to get subtraction,</text:span></text:p>
            <text:p text:style-name="P5"><text:span text:style-name="T1">but it seems to me like we can now just add a S3 neuron, and we're done.</text:span></text:p>
          </draw:text-box>
        </draw:frame>
        <draw:frame draw:style-name="gr45" draw:text-style-name="P7" draw:layer="layout" svg:width="15.86cm" svg:height="3.591cm" svg:x="2.546cm" svg:y="13.437cm">
          <draw:text-box>
            <text:p text:style-name="P5"><text:span text:style-name="T1">O starts firing at timestep 2.</text:span></text:p>
            <text:p text:style-name="P5"><text:span text:style-name="T1">You run the network for w+3 timesteps, and only consider the</text:span></text:p>
            <text:p text:style-name="P5"><text:span text:style-name="T1">output from 2 to w+2-1. <text:s/>There's an extra timestep, which you need</text:span></text:p>
            <text:p text:style-name="P5"><text:span text:style-name="T1">because of the carry bit. <text:s text:c="3"/>That bit gets canceled by the spike from C to 0 at timestep w+2.</text:span></text:p>
            <text:p text:style-name="P5"><text:span text:style-name="T1"/></text:p>
            <text:p text:style-name="P5"><text:span text:style-name="T1">If you want to see this, try 7-5 with w=5. <text:s/>If you don't have that synapse from C to O, the</text:span></text:p>
            <text:p text:style-name="P5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7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6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48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3" draw:style-name="dp1" draw:master-page-name="Default">
        <draw:frame draw:style-name="gr25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6" draw:text-style-name="P1" draw:layer="layout" svg:width="7.107cm" svg:height="0.48cm" svg:x="5.962cm" svg:y="7.126cm" svg:viewBox="0 0 7108 481" svg:d="M0 481c3415-984 7108-154 7108-154">
          <text:p/>
        </draw:path>
        <draw:path draw:style-name="gr26" draw:text-style-name="P1" draw:layer="layout" svg:width="7.229cm" svg:height="2.214cm" svg:x="5.993cm" svg:y="7.669cm" svg:viewBox="0 0 7230 2215" svg:d="M0 0c4615 184 7230 2215 7230 2215">
          <text:p/>
        </draw:path>
        <draw:path draw:style-name="gr27" draw:text-style-name="P1" draw:layer="layout" svg:width="7.076cm" svg:height="0.378cm" svg:x="5.993cm" svg:y="9.844cm" svg:viewBox="0 0 7077 379" svg:d="M0 348c3477-800 7077 31 7077 31">
          <text:p/>
        </draw:path>
        <draw:path draw:style-name="gr27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0" draw:text-style-name="P7" draw:layer="layout" svg:width="15.623cm" svg:height="1.241cm" svg:x="2.433cm" svg:y="2.056cm">
          <draw:text-box>
            <text:p text:style-name="P5"><text:span text:style-name="T1">As always, negative numbers mess us up. <text:s/>Dividing a positive number by 2^k means</text:span></text:p>
            <text:p text:style-name="P5"><text:span text:style-name="T1">to </text:span></text:p>
          </draw:text-box>
        </draw:frame>
        <draw:frame draw:style-name="gr45" draw:text-style-name="P7" draw:layer="layout" svg:width="15.86cm" svg:height="3.591cm" svg:x="2.546cm" svg:y="13.437cm">
          <draw:text-box>
            <text:p text:style-name="P5"><text:span text:style-name="T1">O starts firing at timestep 2.</text:span></text:p>
            <text:p text:style-name="P5"><text:span text:style-name="T1">You run the network for w+3 timesteps, and only consider the</text:span></text:p>
            <text:p text:style-name="P5"><text:span text:style-name="T1">output from 2 to w+2-1. <text:s/>There's an extra timestep, which you need</text:span></text:p>
            <text:p text:style-name="P5"><text:span text:style-name="T1">because of the carry bit. <text:s text:c="3"/>That bit gets canceled by the spike from C to 0 at timestep w+2.</text:span></text:p>
            <text:p text:style-name="P5"><text:span text:style-name="T1"/></text:p>
            <text:p text:style-name="P5"><text:span text:style-name="T1">If you want to see this, try 7-5 with w=5. <text:s/>If you don't have that synapse from C to O, the</text:span></text:p>
            <text:p text:style-name="P5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7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6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48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4" draw:style-name="dp1" draw:master-page-name="Default">
        <draw:custom-shape draw:style-name="gr49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9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5" draw:style-name="dp1" draw:master-page-name="Default">
        <draw:custom-shape draw:style-name="gr49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663cm" svg:y="7.647cm" svg:viewBox="0 0 1855 683" svg:d="M0 683c843-733 1855-682 1855-682">
          <text:p/>
        </draw:path>
        <draw:path draw:style-name="gr14" draw:text-style-name="P1" draw:layer="layout" svg:width="1.939cm" svg:height="0.732cm" svg:x="5.663cm" svg:y="9.795cm" svg:viewBox="0 0 1940 733" svg:d="M0 0c815 767 1940 733 1940 733">
          <text:p/>
        </draw:path>
        <draw:path draw:style-name="gr14" draw:text-style-name="P1" draw:layer="layout" svg:width="1.839cm" svg:height="0.51cm" svg:x="5.735cm" svg:y="8.381cm" svg:viewBox="0 0 1840 511" svg:d="M0 0c1429 102 1840 511 1840 511">
          <text:p/>
        </draw:path>
        <draw:path draw:style-name="gr14" draw:text-style-name="P1" draw:layer="layout" svg:width="1.922cm" svg:height="0.476cm" svg:x="5.68cm" svg:y="9.284cm" svg:viewBox="0 0 1923 477" svg:d="M0 477c1402-136 1923-477 1923-477">
          <text:p/>
        </draw:path>
        <draw:path draw:style-name="gr14" draw:text-style-name="P1" draw:layer="layout" svg:width="1.973cm" svg:height="1.874cm" svg:x="5.629cm" svg:y="7.886cm" svg:viewBox="0 0 1974 1875" svg:d="M0 1875c970-1415 1974-1875 1974-1875">
          <text:p/>
        </draw:path>
        <draw:path draw:style-name="gr14" draw:text-style-name="P1" draw:layer="layout" svg:width="1.905cm" svg:height="1.942cm" svg:x="5.68cm" svg:y="8.363cm" svg:viewBox="0 0 1906 1943" svg:d="M0 0c800 1295 1906 1943 1906 1943">
          <text:p/>
        </draw:path>
        <draw:path draw:style-name="gr14" draw:text-style-name="P1" draw:layer="layout" svg:width="1.905cm" svg:height="1.226cm" svg:x="7.858cm" svg:y="7.648cm" svg:viewBox="0 0 1906 1227" svg:d="M0 0c1242 204 1906 1227 1906 1227">
          <text:p/>
        </draw:path>
        <draw:path draw:style-name="gr14" draw:text-style-name="P1" draw:layer="layout" svg:width="1.973cm" svg:height="1.21cm" svg:x="7.79cm" svg:y="9.318cm" svg:viewBox="0 0 1974 1211" svg:d="M0 1211c1293-358 1974-1211 1974-1211">
          <text:p/>
        </draw:path>
        <draw:path draw:style-name="gr14" draw:text-style-name="P1" draw:layer="layout" svg:width="0cm" svg:height="1.124cm" svg:x="7.773cm" svg:y="7.92cm" svg:viewBox="0 0 0 1125" svg:d="M0 1125c0-1091 0-1125 0-1125">
          <text:p/>
        </draw:path>
        <draw:line draw:style-name="gr14" draw:text-style-name="P1" draw:layer="layout" svg:x1="7.79cm" svg:y1="9.028cm" svg:x2="7.807cm" svg:y2="10.187cm">
          <text:p/>
        </draw:line>
        <draw:path draw:style-name="gr14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19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961cm" svg:y="8.364cm" svg:viewBox="0 0 1855 683" svg:d="M0 683c843-733 1855-682 1855-682">
          <text:p/>
        </draw:path>
        <draw:path draw:style-name="gr14" draw:text-style-name="P1" draw:layer="layout" svg:width="1.939cm" svg:height="0.732cm" svg:x="9.961cm" svg:y="10.512cm" svg:viewBox="0 0 1940 733" svg:d="M0 0c815 767 1940 733 1940 733">
          <text:p/>
        </draw:path>
        <draw:path draw:style-name="gr14" draw:text-style-name="P1" draw:layer="layout" svg:width="1.839cm" svg:height="0.51cm" svg:x="10.033cm" svg:y="9.098cm" svg:viewBox="0 0 1840 511" svg:d="M0 0c1429 102 1840 511 1840 511">
          <text:p/>
        </draw:path>
        <draw:path draw:style-name="gr14" draw:text-style-name="P1" draw:layer="layout" svg:width="1.922cm" svg:height="0.476cm" svg:x="9.978cm" svg:y="10.001cm" svg:viewBox="0 0 1923 477" svg:d="M0 477c1402-136 1923-477 1923-477">
          <text:p/>
        </draw:path>
        <draw:path draw:style-name="gr14" draw:text-style-name="P1" draw:layer="layout" svg:width="1.973cm" svg:height="1.874cm" svg:x="9.927cm" svg:y="8.603cm" svg:viewBox="0 0 1974 1875" svg:d="M0 1875c970-1415 1974-1875 1974-1875">
          <text:p/>
        </draw:path>
        <draw:path draw:style-name="gr14" draw:text-style-name="P1" draw:layer="layout" svg:width="1.905cm" svg:height="1.942cm" svg:x="9.978cm" svg:y="9.08cm" svg:viewBox="0 0 1906 1943" svg:d="M0 0c800 1295 1906 1943 1906 1943">
          <text:p/>
        </draw:path>
        <draw:path draw:style-name="gr14" draw:text-style-name="P1" draw:layer="layout" svg:width="1.905cm" svg:height="1.226cm" svg:x="12.156cm" svg:y="8.365cm" svg:viewBox="0 0 1906 1227" svg:d="M0 0c1242 204 1906 1227 1906 1227">
          <text:p/>
        </draw:path>
        <draw:path draw:style-name="gr14" draw:text-style-name="P1" draw:layer="layout" svg:width="1.973cm" svg:height="1.21cm" svg:x="12.088cm" svg:y="10.035cm" svg:viewBox="0 0 1974 1211" svg:d="M0 1211c1293-358 1974-1211 1974-1211">
          <text:p/>
        </draw:path>
        <draw:path draw:style-name="gr14" draw:text-style-name="P1" draw:layer="layout" svg:width="0cm" svg:height="1.124cm" svg:x="12.071cm" svg:y="8.637cm" svg:viewBox="0 0 0 1125" svg:d="M0 1125c0-1091 0-1125 0-1125">
          <text:p/>
        </draw:path>
        <draw:line draw:style-name="gr14" draw:text-style-name="P1" draw:layer="layout" svg:x1="12.088cm" svg:y1="9.745cm" svg:x2="12.105cm" svg:y2="10.904cm">
          <text:p/>
        </draw:line>
        <draw:path draw:style-name="gr14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19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4.259cm" svg:y="9.081cm" svg:viewBox="0 0 1855 683" svg:d="M0 683c843-733 1855-682 1855-682">
          <text:p/>
        </draw:path>
        <draw:path draw:style-name="gr14" draw:text-style-name="P1" draw:layer="layout" svg:width="1.939cm" svg:height="0.732cm" svg:x="14.259cm" svg:y="11.229cm" svg:viewBox="0 0 1940 733" svg:d="M0 0c815 767 1940 733 1940 733">
          <text:p/>
        </draw:path>
        <draw:path draw:style-name="gr14" draw:text-style-name="P1" draw:layer="layout" svg:width="1.839cm" svg:height="0.51cm" svg:x="14.331cm" svg:y="9.815cm" svg:viewBox="0 0 1840 511" svg:d="M0 0c1429 102 1840 511 1840 511">
          <text:p/>
        </draw:path>
        <draw:path draw:style-name="gr14" draw:text-style-name="P1" draw:layer="layout" svg:width="1.922cm" svg:height="0.476cm" svg:x="14.276cm" svg:y="10.718cm" svg:viewBox="0 0 1923 477" svg:d="M0 477c1402-136 1923-477 1923-477">
          <text:p/>
        </draw:path>
        <draw:path draw:style-name="gr14" draw:text-style-name="P1" draw:layer="layout" svg:width="1.973cm" svg:height="1.874cm" svg:x="14.225cm" svg:y="9.32cm" svg:viewBox="0 0 1974 1875" svg:d="M0 1875c970-1415 1974-1875 1974-1875">
          <text:p/>
        </draw:path>
        <draw:path draw:style-name="gr14" draw:text-style-name="P1" draw:layer="layout" svg:width="1.905cm" svg:height="1.942cm" svg:x="14.276cm" svg:y="9.797cm" svg:viewBox="0 0 1906 1943" svg:d="M0 0c800 1295 1906 1943 1906 1943">
          <text:p/>
        </draw:path>
        <draw:path draw:style-name="gr14" draw:text-style-name="P1" draw:layer="layout" svg:width="1.905cm" svg:height="1.226cm" svg:x="16.454cm" svg:y="9.082cm" svg:viewBox="0 0 1906 1227" svg:d="M0 0c1242 204 1906 1227 1906 1227">
          <text:p/>
        </draw:path>
        <draw:path draw:style-name="gr14" draw:text-style-name="P1" draw:layer="layout" svg:width="1.973cm" svg:height="1.21cm" svg:x="16.386cm" svg:y="10.752cm" svg:viewBox="0 0 1974 1211" svg:d="M0 1211c1293-358 1974-1211 1974-1211">
          <text:p/>
        </draw:path>
        <draw:path draw:style-name="gr14" draw:text-style-name="P1" draw:layer="layout" svg:width="0cm" svg:height="1.124cm" svg:x="16.369cm" svg:y="9.354cm" svg:viewBox="0 0 0 1125" svg:d="M0 1125c0-1091 0-1125 0-1125">
          <text:p/>
        </draw:path>
        <draw:line draw:style-name="gr14" draw:text-style-name="P1" draw:layer="layout" svg:x1="16.386cm" svg:y1="10.462cm" svg:x2="16.403cm" svg:y2="11.621cm">
          <text:p/>
        </draw:line>
        <draw:path draw:style-name="gr14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19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6" draw:text-style-name="P1" draw:layer="layout" svg:width="0.29cm" svg:height="1.163cm" svg:x="5.321cm" svg:y="8.358cm" svg:viewBox="0 0 291 1164" svg:d="M291 0c-597 597-90 1164-90 1164">
          <text:p/>
        </draw:path>
        <draw:path draw:style-name="gr57" draw:text-style-name="P1" draw:layer="layout" svg:width="5.798cm" svg:height="2.966cm" svg:x="3.843cm" svg:y="8.299cm" svg:viewBox="0 0 5799 2967" svg:d="M1739 0c-5582 4686 4060 2418 4060 2418">
          <text:p/>
        </draw:path>
        <draw:path draw:style-name="gr58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55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59" draw:text-style-name="P8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60" draw:text-style-name="P8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57" draw:text-style-name="P1" draw:layer="layout" svg:x1="14.716cm" svg:y1="5.394cm" svg:x2="16.621cm" svg:y2="5.394cm">
          <text:p/>
        </draw:line>
        <draw:line draw:style-name="gr58" draw:text-style-name="P1" draw:layer="layout" svg:x1="14.716cm" svg:y1="6.348cm" svg:x2="16.621cm" svg:y2="6.3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6T13:36:23</dc:date>
    <dc:creator>James Plank</dc:creator>
    <meta:editing-duration>P13DT5H13M39S</meta:editing-duration>
    <meta:editing-cycles>317</meta:editing-cycles>
    <meta:document-statistic meta:object-count="617"/>
  </office:meta>
</office:document-meta>
</file>